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0BCB3E69.png" manifest:media-type="image/png"/>
  <manifest:file-entry manifest:full-path="Pictures/10000001000004000000004675441F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Fett" style:font-family-generic="swiss" style:font-pitch="variable"/>
    <style:font-face style:name="Arial4" svg:font-family="Arial" style:font-adornments="Standard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16.997cm" table:align="margins"/>
    </style:style>
    <style:style style:name="Tabelle1.A" style:family="table-column">
      <style:table-column-properties style:column-width="8.811cm" style:rel-column-width="33971*"/>
    </style:style>
    <style:style style:name="Tabelle1.B" style:family="table-column">
      <style:table-column-properties style:column-width="4.392cm" style:rel-column-width="16934*"/>
    </style:style>
    <style:style style:name="Tabelle1.C" style:family="table-column">
      <style:table-column-properties style:column-width="3.794cm" style:rel-column-width="1463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1.376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TG_5f_Überschrift">
      <style:text-properties officeooo:rsid="0040810f" officeooo:paragraph-rsid="0040810f"/>
    </style:style>
    <style:style style:name="P2" style:family="paragraph" style:parent-style-name="ITG_5f_Standard">
      <style:text-properties officeooo:rsid="0037de06" officeooo:paragraph-rsid="0037de06"/>
    </style:style>
    <style:style style:name="P3" style:family="paragraph" style:parent-style-name="ITG_5f_Standard">
      <style:text-properties officeooo:rsid="0040e1f6" officeooo:paragraph-rsid="0040e1f6"/>
    </style:style>
    <style:style style:name="P4" style:family="paragraph" style:parent-style-name="Table_20_Contents">
      <style:paragraph-properties fo:text-align="center" style:justify-single-word="false"/>
      <style:text-properties officeooo:rsid="0040e1f6" officeooo:paragraph-rsid="0040e1f6"/>
    </style:style>
    <style:style style:name="P5" style:family="paragraph" style:parent-style-name="Table_20_Contents">
      <style:paragraph-properties fo:text-align="center" style:justify-single-word="false"/>
      <style:text-properties officeooo:rsid="0038b8d8" officeooo:paragraph-rsid="0038b8d8"/>
    </style:style>
    <style:style style:name="P6" style:family="paragraph" style:parent-style-name="Table_20_Contents">
      <style:text-properties officeooo:rsid="0045a664" officeooo:paragraph-rsid="0045a664"/>
    </style:style>
    <style:style style:name="P7" style:family="paragraph" style:parent-style-name="ITG_5f_Standard">
      <style:text-properties officeooo:paragraph-rsid="0037de06"/>
    </style:style>
    <style:style style:name="P8" style:family="paragraph" style:parent-style-name="ITG_5f_Standard">
      <style:paragraph-properties fo:text-align="end" style:justify-single-word="false"/>
      <style:text-properties fo:font-size="8pt" officeooo:rsid="003eb8f9" officeooo:paragraph-rsid="003eb8f9" style:font-size-asian="7pt" style:font-size-complex="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T1" style:family="text">
      <style:text-properties fo:font-size="10pt" fo:font-weight="normal" officeooo:rsid="0043ddcd" style:font-size-asian="8.75pt" style:font-weight-asian="normal" style:font-size-complex="10pt" style:font-weight-complex="normal"/>
    </style:style>
    <style:style style:name="T2" style:family="text">
      <style:text-properties officeooo:rsid="0040810f"/>
    </style:style>
    <style:style style:name="T3" style:family="text">
      <style:text-properties officeooo:rsid="0040e1f6"/>
    </style:style>
    <style:style style:name="T4" style:family="text">
      <style:text-properties fo:color="#4c4c4c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T5" style:family="text">
      <style:text-properties fo:color="#b3b3b3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fr1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4c4c4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ögliche Testfälle __________________________ <text:span text:style-name="T1">(Projektname eintragen)</text:span></text:p>
      <text:p text:style-name="P2"/>
      <text:p text:style-name="P2"><text:span text:style-name="T2">Team</text:span>: _________________________________________</text:p>
      <text:p text:style-name="P2"/>
      <text:p text:style-name="P3">Sollte ein Test nicht erfolgreich gewesen sein, überlegt euch, was ihr in eurem Skript ändern müsst. Testet dann ein weiteres Mal. So lange, bis der Test erfolgreich war.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Was wird getestet?</text:p>
          </table:table-cell>
          <table:table-cell table:style-name="Tabelle1.A1" office:value-type="string">
            <text:p text:style-name="P5"><text:span text:style-name="T3">Test durchgeführt?</text:span> (ja/nein)</text:p>
          </table:table-cell>
          <table:table-cell table:style-name="Tabelle1.C1" office:value-type="string">
            <text:p text:style-name="P4">Test erfolgreich? (ja/nein)</text:p>
          </table:table-cell>
        </table:table-row>
        <table:table-row table:style-name="Tabelle1.2">
          <table:table-cell table:style-name="Tabelle1.A2" office:value-type="string">
            <text:p text:style-name="P6">Der Ball prallt an dem oberen und unteren Rand ab.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6">Der Ball prallt ab, sobald er mit seinem Rand den Rand berührt.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6">Wenn der Ball den hinteren Rand berührt wird die Punktzahl des anderen Spielers erhöht.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Fett" style:font-family-generic="swiss" style:font-pitch="variable"/>
    <style:font-face style:name="Arial4" svg:font-family="Arial" style:font-adornments="Standard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fill-image draw:name="Bitmape_20_1" draw:display-name="Bitmape 1" xlink:href="Pictures/10000001000004000000004675441F6C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TG_5f_Standard" style:display-name="ITG_Standard" style:family="paragraph" style:parent-style-name="Standard" style:class="text">
      <style:paragraph-properties fo:margin-left="0.199cm" fo:margin-right="0.199cm" fo:margin-top="0.101cm" fo:margin-bottom="0.199cm" style:contextual-spacing="false" fo:text-align="justify" style:justify-single-word="false" fo:text-indent="0cm" style:auto-text-indent="false" style:shadow="none"/>
      <style:text-properties style:font-name="Arial4" fo:font-family="Arial" style:font-style-name="Standard" style:font-family-generic="swiss" style:font-pitch="variable" fo:font-size="11pt" fo:background-color="transparent" style:font-size-asian="11pt" style:font-size-complex="11pt"/>
    </style:style>
    <style:style style:name="ITG_5f_Titel" style:display-name="ITG_Titel" style:family="paragraph" style:parent-style-name="Header" style:class="extra" style:master-page-name="">
      <loext:graphic-properties draw:fill="none" draw:fill-color="#cfe7f5"/>
      <style:paragraph-properties fo:margin-left="0.101cm" fo:margin-right="0cm" fo:margin-top="0.199cm" fo:margin-bottom="0.199cm" style:contextual-spacing="false" fo:text-align="justify" style:justify-single-word="false" fo:text-indent="0.101cm" style:auto-text-indent="false" style:page-number="auto" fo:background-color="transparent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fo:font-variant="small-caps" fo:color="#333333" loext:opacity="100%" style:font-name="Arial3" fo:font-family="Arial" style:font-style-name="Fett" style:font-family-generic="swiss" style:font-pitch="variable" fo:font-size="18pt" fo:letter-spacing="0.053cm" fo:text-shadow="none" fo:font-weight="bold" fo:background-color="transparent" style:font-size-asian="11pt" style:font-size-complex="11pt"/>
    </style:style>
    <style:style style:name="Illustration" style:family="paragraph" style:parent-style-name="Caption" style:class="extra"/>
    <style:style style:name="ITG_5f_Beschriftung" style:display-name="ITG_Beschriftung" style:family="paragraph" style:parent-style-name="ITG_5f_Standard" style:master-page-name="">
      <loext:graphic-properties draw:fill="none" draw:fill-color="#cfe7f5"/>
      <style:paragraph-properties fo:margin-left="0.101cm" fo:margin-right="0.101cm" fo:margin-top="0cm" fo:margin-bottom="0cm" style:contextual-spacing="false" fo:text-align="start" style:justify-single-word="false" fo:text-indent="0cm" style:auto-text-indent="false" style:page-number="auto" fo:background-color="transparent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fo:font-variant="normal" fo:text-transform="none" fo:color="#333333" loext:opacity="100%" style:font-name="Arial3" fo:font-family="Arial" style:font-style-name="Fett" style:font-family-generic="swiss" style:font-pitch="variable" fo:font-size="9pt" fo:letter-spacing="normal" fo:font-style="italic" fo:text-shadow="none" fo:font-weight="normal" fo:background-color="transparent" style:font-size-asian="11pt" style:font-size-complex="11pt"/>
    </style:style>
    <style:style style:name="Frame_20_contents" style:display-name="Frame contents" style:family="paragraph" style:parent-style-name="Text_20_body" style:class="extra"/>
    <style:style style:name="ITG_5f_Überschrift" style:display-name="ITG_Überschrift" style:family="paragraph" style:parent-style-name="ITG_5f_Standard" style:next-style-name="ITG_5f_Standard" style:auto-update="true" style:master-page-name="">
      <loext:graphic-properties draw:fill="none" draw:fill-color="#cfe7f5"/>
      <style:paragraph-properties fo:margin-top="0.3cm" fo:margin-bottom="0.199cm" style:contextual-spacing="false" fo:text-align="start" style:justify-single-word="false" style:page-number="auto" fo:background-color="transparent" style:shadow="none">
        <style:tab-stops/>
      </style:paragraph-properties>
      <style:text-properties fo:font-variant="normal" fo:text-transform="none" fo:color="#000000" loext:opacity="100%" style:font-name="Arial3" fo:font-family="Arial" style:font-style-name="Fett" style:font-family-generic="swiss" style:font-pitch="variable" fo:font-size="14pt" fo:letter-spacing="0.007cm" fo:font-style="normal" fo:text-shadow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ITG_5f_Standard" style:class="extra">
      <style:paragraph-properties text:number-lines="false" text:line-number="0"/>
    </style:style>
    <style:style style:name="ITG_5f_Aufgabe_5f_Überschrift" style:display-name="ITG_Aufgabe_Überschrift" style:family="paragraph" style:parent-style-name="ITG_5f_Standard" style:next-style-name="ITG_5f_Aufgabe_5f_Text" style:master-page-name="">
      <loext:graphic-properties draw:fill="none" draw:fill-color="#cfe7f5"/>
      <style:paragraph-properties fo:margin-left="0.4cm" fo:margin-right="0.499cm" fo:margin-top="0.101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font-variant="normal" fo:text-transform="none" fo:color="#333333" loext:opacity="100%" style:font-name="Arial3" fo:font-family="Arial" style:font-style-name="Fett" style:font-family-generic="swiss" style:font-pitch="variable" fo:font-size="13pt" fo:letter-spacing="normal" fo:font-style="italic" fo:text-shadow="none" fo:font-weight="bold" fo:background-color="transparent" style:font-size-asian="13pt" style:font-style-asian="normal" style:font-size-complex="13pt" style:font-style-complex="normal"/>
    </style:style>
    <style:style style:name="ITG_5f_Aufgabe_5f_Text" style:display-name="ITG_Aufgabe_Text" style:family="paragraph" style:parent-style-name="ITG_5f_Standard" style:list-style-name="Numbering_20_1" style:master-page-name="">
      <loext:graphic-properties draw:fill="none" draw:fill-color="#cfe7f5"/>
      <style:paragraph-properties fo:margin-left="1cm" fo:margin-right="0.499cm" fo:margin-top="0.101cm" fo:margin-bottom="0cm" style:contextual-spacing="false" fo:text-align="start" style:justify-single-word="false" fo:text-indent="-0.499cm" style:auto-text-indent="false" style:page-number="auto" fo:background-color="transparent" style:shadow="none" text:number-lines="true" text:line-number="1">
        <style:tab-stops/>
      </style:paragraph-properties>
      <style:text-properties fo:font-variant="normal" fo:text-transform="none" style:use-window-font-color="true" loext:opacity="0%" style:font-name="Arial3" fo:font-family="Arial" style:font-style-name="Fett" style:font-family-generic="swiss" style:font-pitch="variable" fo:font-size="11pt" fo:letter-spacing="normal" fo:font-style="italic" fo:text-shadow="none" fo:font-weight="normal" fo:background-color="transparent" style:font-size-asian="13pt" style:font-style-asian="normal" style:font-size-complex="13pt" style:font-style-complex="normal"/>
    </style:style>
    <style:style style:name="ITG_5f_Aufzählung" style:display-name="ITG_Aufzählung" style:family="paragraph" style:parent-style-name="ITG_5f_Standard" style:list-style-name="List_20_2" style:master-page-name="">
      <loext:graphic-properties draw:fill="none" draw:fill-color="#cfe7f5"/>
      <style:paragraph-properties fo:margin-left="1cm" fo:margin-right="0.6cm" fo:margin-top="0cm" fo:margin-bottom="0.101cm" style:contextual-spacing="false" fo:text-indent="-0.499cm" style:auto-text-indent="false" style:page-number="auto" fo:background-color="transparent" style:shadow="none">
        <style:tab-stops/>
      </style:paragraph-properties>
    </style:style>
    <style:style style:name="Standard_7e_LT_7e_Gliederung_20_1" style:display-name="Standard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3cm" style:auto-text-indent="false" text:number-lines="false" text:line-number="0">
        <style:tab-stops/>
      </style:paragraph-properties>
      <style:text-properties style:font-name="Arial4" fo:font-family="Arial" style:font-style-name="Standard" style:font-family-generic="swiss" style:font-pitch="variable" fo:font-size="10pt" style:font-size-asian="10pt" style:font-size-complex="10pt"/>
    </style:style>
    <style:style style:name="ITG_5f_Überschrift2" style:display-name="ITG_Überschrift2" style:family="paragraph" style:parent-style-name="ITG_5f_Überschrift" style:auto-update="true" style:list-style-name="" style:master-page-name="">
      <loext:graphic-properties draw:fill="none" draw:fill-color="#cfe7f5"/>
      <style:paragraph-properties fo:margin-top="0.199cm" fo:margin-bottom="0.199cm" style:contextual-spacing="false" fo:text-align="justify" style:justify-single-word="false" style:page-number="auto" fo:background-color="transparent" style:shadow="none">
        <style:tab-stops/>
      </style:paragraph-properties>
      <style:text-properties fo:font-variant="normal" fo:text-transform="none" fo:color="#333333" loext:opacity="100%" style:font-name="Arial3" fo:font-family="Arial" style:font-style-name="Fett" style:font-family-generic="swiss" style:font-pitch="variable" fo:font-size="11pt" fo:letter-spacing="normal" fo:font-style="normal" fo:text-shadow="none" fo:font-weight="bold" fo:background-color="transparent" style:font-size-asian="13pt" style:font-style-asian="normal" style:font-size-complex="13pt" style:font-style-complex="normal"/>
    </style:style>
    <style:style style:name="ITG_5f_Fussnote" style:display-name="ITG_Fussnote" style:family="paragraph" style:parent-style-name="ITG_5f_Standard" style:auto-update="true">
      <style:paragraph-properties fo:margin-left="0.499cm" fo:margin-right="0.199cm" fo:margin-top="0.101cm" fo:margin-bottom="0cm" style:contextual-spacing="false" fo:text-align="start" style:justify-single-word="false" fo:text-indent="-0.053cm" style:auto-text-indent="false" fo:padding="0cm" fo:border="none" style:shadow="none">
        <style:tab-stops/>
      </style:paragraph-properties>
      <style:text-properties fo:font-size="9pt"/>
    </style:style>
    <style:style style:name="ITG_5f_Tabelle" style:display-name="ITG_Tabelle" style:family="paragraph" style:parent-style-name="ITG_5f_Standard" style:list-style-name="" style:master-page-name="">
      <loext:graphic-properties draw:fill="none" draw:fill-color="#cfe7f5"/>
      <style:paragraph-properties fo:margin-left="0cm" fo:margin-right="0.499cm" fo:margin-top="0.101cm" fo:margin-bottom="0.101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font-variant="normal" fo:text-transform="none" style:use-window-font-color="true" loext:opacity="0%" style:font-name="Arial3" fo:font-family="Arial" style:font-style-name="Fett" style:font-family-generic="swiss" style:font-pitch="variable" fo:font-size="10pt" fo:font-style="normal" fo:text-shadow="none" fo:font-weight="normal" fo:background-color="transparent" style:font-size-asian="13pt" style:font-style-asian="normal" style:font-size-complex="13pt" style:font-style-complex="normal"/>
    </style:style>
    <style:style style:name="ITG_5f_Abb-Verzeichnis" style:display-name="ITG_Abb-Verzeichnis" style:family="paragraph" style:parent-style-name="ITG_5f_Überschrift" style:auto-update="true" style:list-style-name="" style:master-page-name="">
      <loext:graphic-properties draw:fill="none" draw:fill-color="#cfe7f5"/>
      <style:paragraph-properties fo:margin-left="0cm" fo:margin-right="0.499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fo:font-variant="small-caps" fo:color="#333333" loext:opacity="100%" style:font-name="Arial3" fo:font-family="Arial" style:font-style-name="Fett" style:font-family-generic="swiss" style:font-pitch="variable" fo:font-size="10pt" fo:letter-spacing="0.053cm" fo:font-style="italic" fo:text-shadow="none" fo:font-weight="normal" fo:background-color="transparent" style:font-size-asian="13pt" style:font-style-asian="normal" style:font-size-complex="13pt" style:font-style-complex="normal"/>
    </style:style>
    <style:style style:name="ITG_5f_Inhaltsverz" style:display-name="ITG_Inhaltsverz" style:family="paragraph" style:parent-style-name="ITG_5f_Standard" style:list-style-name="" style:master-page-name="">
      <loext:graphic-properties draw:fill="none" draw:fill-color="#cfe7f5"/>
      <style:paragraph-properties fo:margin-left="0.4cm" fo:margin-right="0.6cm" fo:text-indent="0cm" style:auto-text-indent="false" style:page-number="auto" fo:background-color="transparent" style:shadow="none">
        <style:tab-stops>
          <style:tab-stop style:position="16.6cm" style:type="right" style:leader-style="solid" style:leader-text="_"/>
        </style:tab-stops>
      </style:paragraph-properties>
      <style:text-properties style:text-position="0% 100%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TG_5f_Inhaltsverz2" style:display-name="ITG_Inhaltsverz2" style:family="paragraph" style:parent-style-name="ITG_5f_Inhaltsverz" style:list-style-name="" style:master-page-name="">
      <loext:graphic-properties draw:fill="none" draw:fill-color="#cfe7f5"/>
      <style:paragraph-properties fo:margin-left="0.801cm" fo:margin-right="0.6cm" fo:margin-top="0cm" fo:margin-bottom="0.101cm" style:contextual-spacing="false" fo:text-indent="0cm" style:auto-text-indent="false" style:page-number="auto" fo:background-color="transparent"/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TG_5f_Links" style:display-name="ITG_Links" style:family="paragraph" style:parent-style-name="ITG_5f_Standard" style:list-style-name="" style:master-page-name="">
      <loext:graphic-properties draw:fill="none" draw:fill-color="#cfe7f5"/>
      <style:paragraph-properties fo:margin-left="0.4cm" fo:margin-right="0cm" fo:margin-top="0.019cm" fo:margin-bottom="0.011cm" style:contextual-spacing="false" fo:text-align="start" style:justify-single-word="false" fo:text-indent="0.4cm" style:auto-text-indent="false" style:page-number="auto" fo:background-color="transparent" style:shadow="none">
        <style:tab-stops>
          <style:tab-stop style:position="16.602cm" style:type="right" style:leader-style="dotted" style:leader-text="."/>
        </style:tab-stops>
      </style:paragraph-properties>
      <style:text-properties fo:font-variant="small-caps" fo:color="#333333" loext:opacity="100%" style:font-name="Arial3" fo:font-family="Arial" style:font-style-name="Fett" style:font-family-generic="swiss" style:font-pitch="variable" fo:font-size="10pt" fo:letter-spacing="0.053cm" fo:font-style="italic" fo:text-shadow="none" fo:font-weight="normal" fo:background-color="transparent" style:font-size-asian="13pt" style:font-style-asian="normal" style:font-size-complex="13pt" style:font-style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ITG_5f_Standard" style:class="extra" style:master-page-name="">
      <loext:graphic-properties draw:fill="none" draw:fill-color="#cfe7f5"/>
      <style:paragraph-properties fo:margin-left="0cm" fo:margin-right="0cm" fo:text-indent="0cm" style:auto-text-indent="false" style:page-number="auto" fo:background-color="transparent" style:shadow="none">
        <style:tab-stops/>
      </style:paragraph-properties>
    </style:style>
    <style:style style:name="ITG_5f_Aufzählung_5f_nummeriert" style:display-name="ITG_Aufzählung_nummeriert" style:family="paragraph" style:parent-style-name="ITG_5f_Aufzählung" style:list-style-name="Numbering_20_1" style:master-page-name="">
      <loext:graphic-properties draw:fill="none" draw:fill-color="#cfe7f5"/>
      <style:paragraph-properties fo:margin-left="1cm" fo:margin-right="0.6cm" fo:text-indent="-0.6cm" style:auto-text-indent="false" style:page-number="auto" fo:background-color="transparent" style:shadow="non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Textkörper-Einzug_20_3" style:display-name="Textkörper-Einzug 3" style:family="paragraph" style:parent-style-name="Standard">
      <style:paragraph-properties fo:margin-left="3cm" fo:margin-right="0cm" fo:hyphenation-ladder-count="no-limit" fo:hyphenation-keep="auto" loext:hyphenation-keep-type="column" fo:text-indent="-3cm" style:auto-text-indent="false">
        <style:tab-stops>
          <style:tab-stop style:position="-1cm"/>
          <style:tab-stop style:position="0cm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körper-Einzug_20_2" style:display-name="Textkörper-Einzug 2" style:family="paragraph" style:parent-style-name="Standard">
      <style:paragraph-properties fo:margin-left="2cm" fo:margin-right="0cm" fo:hyphenation-ladder-count="no-limit" fo:hyphenation-keep="auto" loext:hyphenation-keep-type="column" fo:text-indent="-2cm" style:auto-text-indent="false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Überschrift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Überschrift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ßlinie" style:family="paragraph" style:parent-style-name="Standard">
      <style:text-properties fo:font-size="12pt" style:font-size-asian="12pt" style:font-size-complex="12pt"/>
    </style:style>
    <style:style style:name="Präsentation_25_20für_25_20Unterricht_7e_LT_7e_Gliederung_20_1" style:display-name="Präsentation%20für%20Unterricht~LT~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text-outline="false" style:text-line-through-style="none" style:text-line-through-type="none" style:font-name="Albany" fo:font-family="Albany" style:font-family-generic="swiss" style:font-pitch="variable" fo:font-size="32pt" fo:font-style="normal" fo:text-shadow="none" style:text-underline-style="none" fo:font-weight="normal" style:font-name-asian="Albany" style:font-family-asian="Albany" style:font-family-generic-asian="swiss" style:font-pitch-asian="variable" style:font-size-asian="32pt" style:font-style-asian="normal" style:font-weight-asian="normal" style:font-name-complex="Albany" style:font-family-complex="Albany" style:font-family-generic-complex="swiss" style:font-pitch-complex="variable" style:font-size-complex="32pt" style:font-style-complex="normal" style:font-weight-complex="normal"/>
    </style:style>
    <style:style style:name="Präsentation_25_20für_25_20Unterricht_7e_LT_7e_Gliederung_20_2" style:display-name="Präsentation%20für%20Unterricht~LT~Gliederung 2" style:family="paragraph" style:parent-style-name="Präsentation_25_20für_25_20Unterricht_7e_LT_7e_Gliederung_20_1">
      <style:paragraph-properties fo:margin-left="0cm" fo:margin-right="0cm" fo:text-indent="-1.199cm" style:auto-text-indent="false">
        <style:tab-stops/>
      </style:paragraph-properties>
      <style:text-properties fo:font-size="28pt" style:font-size-asian="28pt" style:font-size-complex="28pt"/>
    </style:style>
    <style:style style:name="Präsentation_25_20für_25_20Unterricht_7e_LT_7e_Gliederung_20_3" style:display-name="Präsentation%20für%20Unterricht~LT~Gliederung 3" style:family="paragraph" style:parent-style-name="Präsentation_25_20für_25_20Unterricht_7e_LT_7e_Gliederung_20_2">
      <style:text-properties fo:font-size="26pt" style:font-size-asian="26pt" style:font-size-complex="26pt"/>
    </style:style>
    <style:style style:name="Präsentation_25_20für_25_20Unterricht_7e_LT_7e_Gliederung_20_4" style:display-name="Präsentation%20für%20Unterricht~LT~Gliederung 4" style:family="paragraph" style:parent-style-name="Präsentation_25_20für_25_20Unterricht_7e_LT_7e_Gliederung_20_3">
      <style:text-properties fo:font-size="24pt" style:font-size-asian="24pt" style:font-size-complex="24pt"/>
    </style:style>
    <style:style style:name="Präsentation_25_20für_25_20Unterricht_7e_LT_7e_Gliederung_20_5" style:display-name="Präsentation%20für%20Unterricht~LT~Gliederung 5" style:family="paragraph" style:parent-style-name="Präsentation_25_20für_25_20Unterricht_7e_LT_7e_Gliederung_20_4">
      <style:text-properties fo:font-size="22pt" style:font-size-asian="22pt" style:font-size-complex="22pt"/>
    </style:style>
    <style:style style:name="Präsentation_25_20für_25_20Unterricht_7e_LT_7e_Gliederung_20_6" style:display-name="Präsentation%20für%20Unterricht~LT~Gliederung 6" style:family="paragraph" style:parent-style-name="Präsentation_25_20für_25_20Unterricht_7e_LT_7e_Gliederung_20_5"/>
    <style:style style:name="Präsentation_25_20für_25_20Unterricht_7e_LT_7e_Gliederung_20_7" style:display-name="Präsentation%20für%20Unterricht~LT~Gliederung 7" style:family="paragraph" style:parent-style-name="Präsentation_25_20für_25_20Unterricht_7e_LT_7e_Gliederung_20_6"/>
    <style:style style:name="Präsentation_25_20für_25_20Unterricht_7e_LT_7e_Gliederung_20_8" style:display-name="Präsentation%20für%20Unterricht~LT~Gliederung 8" style:family="paragraph" style:parent-style-name="Präsentation_25_20für_25_20Unterricht_7e_LT_7e_Gliederung_20_7"/>
    <style:style style:name="Präsentation_25_20für_25_20Unterricht_7e_LT_7e_Gliederung_20_9" style:display-name="Präsentation%20für%20Unterricht~LT~Gliederung 9" style:family="paragraph" style:parent-style-name="Präsentation_25_20für_25_20Unterricht_7e_LT_7e_Gliederung_20_8"/>
    <style:style style:name="Präsentation_25_20für_25_20Unterricht_7e_LT_7e_Titel" style:display-name="Präsentation%20für%20Unterricht~LT~Titel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Präsentation_25_20für_25_20Unterricht_7e_LT_7e_Untertitel" style:display-name="Präsentation%20für%20Unterrich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32pt" fo:font-style="normal" fo:text-shadow="none" style:text-underline-style="none" fo:font-weight="normal" style:font-name-asian="Albany" style:font-family-asian="Albany" style:font-family-generic-asian="swiss" style:font-pitch-asian="variable" style:font-size-asian="32pt" style:font-style-asian="normal" style:font-weight-asian="normal" style:font-name-complex="Albany" style:font-family-complex="Albany" style:font-family-generic-complex="swiss" style:font-pitch-complex="variable" style:font-size-complex="32pt" style:font-style-complex="normal" style:font-weight-complex="normal"/>
    </style:style>
    <style:style style:name="Präsentation_25_20für_25_20Unterricht_7e_LT_7e_Notizen" style:display-name="Präsentation%20für%20Unterricht~LT~Notizen" style:family="paragraph">
      <style:paragraph-properties style:text-autospace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horndale" style:font-family-asian="Thorndale" style:font-family-generic-asian="roman" style:font-pitch-asian="variable" style:font-size-asian="24pt" style:font-style-asian="normal" style:font-weight-asian="normal" style:font-name-complex="Thorndale" style:font-family-complex="Thorndale" style:font-family-generic-complex="roman" style:font-pitch-complex="variable" style:font-size-complex="24pt" style:font-style-complex="normal" style:font-weight-complex="normal"/>
    </style:style>
    <style:style style:name="Präsentation_25_20für_25_20Unterricht_7e_LT_7e_Hintergrundobjekte" style:display-name="Präsentation%20für%20Unterricht~LT~Hintergrundobjekte" style:family="paragraph">
      <style:paragraph-properties style:text-autospace="none"/>
      <style:text-properties style:font-name="Thorndale" fo:font-family="Thorndale" style:font-family-generic="roman" style:font-pitch="variable" style:font-name-asian="Thorndale" style:font-family-asian="Thorndale" style:font-family-generic-asian="roman" style:font-pitch-asian="variable" style:font-name-complex="Thorndale" style:font-family-complex="Thorndale" style:font-family-generic-complex="roman" style:font-pitch-complex="variable"/>
    </style:style>
    <style:style style:name="Präsentation_25_20für_25_20Unterricht_7e_LT_7e_Hintergrund" style:display-name="Präsentation%20für%20Unterricht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Hintergrundobjekte" style:family="paragraph">
      <style:paragraph-properties style:text-autospace="none"/>
      <style:text-properties style:font-name="Thorndale" fo:font-family="Thorndale" style:font-family-generic="roman" style:font-pitch="variable" style:font-name-asian="Thorndale" style:font-family-asian="Thorndale" style:font-family-generic-asian="roman" style:font-pitch-asian="variable" style:font-name-complex="Thorndale" style:font-family-complex="Thorndale" style:font-family-generic-complex="roman" style:font-pitch-complex="variable"/>
    </style:style>
    <style:style style:name="Hintergrund" style:family="paragraph">
      <style:paragraph-properties style:text-autospace="none"/>
    </style:style>
    <style:style style:name="Notizen" style:family="paragraph">
      <style:paragraph-properties style:text-autospace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horndale" style:font-family-asian="Thorndale" style:font-family-generic-asian="roman" style:font-pitch-asian="variable" style:font-size-asian="24pt" style:font-style-asian="normal" style:font-weight-asian="normal" style:font-name-complex="Thorndale" style:font-family-complex="Thorndale" style:font-family-generic-complex="roman" style:font-pitch-complex="variable" style:font-size-complex="24pt" style:font-style-complex="normal" style:font-weight-complex="normal"/>
    </style:style>
    <style:style style:name="Gliederung_20_1" style:display-name="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text-outline="false" style:text-line-through-style="none" style:text-line-through-type="none" style:font-name="Albany" fo:font-family="Albany" style:font-family-generic="swiss" style:font-pitch="variable" fo:font-size="32pt" fo:font-style="normal" fo:text-shadow="none" style:text-underline-style="none" fo:font-weight="normal" style:font-name-asian="Albany" style:font-family-asian="Albany" style:font-family-generic-asian="swiss" style:font-pitch-asian="variable" style:font-size-asian="32pt" style:font-style-asian="normal" style:font-weight-asian="normal" style:font-name-complex="Albany" style:font-family-complex="Albany" style:font-family-generic-complex="swiss" style:font-pitch-complex="variable" style:font-size-complex="32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0cm" fo:margin-right="0cm" fo:text-indent="-1.199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text-properties fo:font-size="26pt" style:font-size-asian="26pt" style:font-size-complex="26pt"/>
    </style:style>
    <style:style style:name="Gliederung_20_4" style:display-name="Gliederung 4" style:family="paragraph" style:parent-style-name="Gliederung_20_3">
      <style:text-properties fo:font-size="24pt" style:font-size-asian="24pt" style:font-size-complex="24pt"/>
    </style:style>
    <style:style style:name="Gliederung_20_5" style:display-name="Gliederung 5" style:family="paragraph" style:parent-style-name="Gliederung_20_4">
      <style:text-properties fo:font-size="22pt" style:font-size-asian="22pt" style:font-size-complex="22pt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äule" style:family="paragraph">
      <style:paragraph-properties style:text-autospac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-Titel1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ITG_5f_Quelltext" style:display-name="ITG_Quelltext" style:family="paragraph" style:parent-style-name="ITG_5f_Standard">
      <style:paragraph-properties fo:margin-left="0.499cm" fo:margin-right="0.499cm" fo:margin-top="0cm" fo:margin-bottom="0cm" style:contextual-spacing="false" fo:text-align="start" style:justify-single-word="false" fo:text-indent="0cm" style:auto-text-indent="false"/>
      <style:text-properties style:font-name="Courier New1" fo:font-family="'Courier New'" style:font-family-generic="modern" style:font-pitch="fixed"/>
    </style:style>
    <style:style style:name="WW-Titel12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WW-Titel123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WW-Titel1234" style:family="paragraph">
      <style:paragraph-properties fo:text-align="center" style:justify-single-word="false" style:text-autospace="none"/>
      <style:text-properties fo:color="#99284c" loext:opacity="100%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  <style:text-properties fo:font-size="26pt" style:font-size-asian="26pt" style:font-size-complex="26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el12345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 loext:opacity="100%"/>
    </style:style>
    <style:style style:name="Comment" style:family="paragraph" style:class="extra">
      <style:paragraph-properties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text-indent="0cm" style:auto-text-indent="false" style:text-autospace="none"/>
    </style:style>
    <style:style style:name="Address" style:family="paragraph">
      <style:paragraph-properties style:text-autospace="none"/>
      <style:text-properties fo:font-style="italic" style:font-style-asian="italic" style:font-style-complex="italic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Followed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paragraph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paragraph">
      <style:paragraph-properties style:text-autospace="none"/>
      <style:text-properties fo:font-weight="bold" style:font-weight-asian="bold" style:font-weight-complex="bold"/>
    </style:style>
    <style:style style:name="Typewriter" style:family="paragraph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loext:opacity="10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WW-Titel123456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WW-Titel1234567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WW-Titel12345678" style:family="paragraph">
      <style:paragraph-properties fo:text-align="start" style:justify-single-word="false" style:text-autospace="none"/>
      <style:text-properties fo:color="#ffffd1" loext:opacity="100%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Numbering_20_Symbols" style:display-name="Numbering Symbols" style:family="text"/>
    <style:style style:name="Absatz-Standardschriftart" style:family="text"/>
    <style:style style:name="Internet_20_link" style:display-name="Internet link" style:family="text" style:parent-style-name="Absatz-Standardschriftart">
      <style:text-properties fo:color="#4c1900" loext:opacity="100%" fo:font-style="italic" style:text-underline-style="none" fo:background-color="transparen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4cm" fo:margin-right="0.4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cm" fo:text-indent="0.101cm" fo:margin-left="0.3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cm" fo:text-indent="-0.199cm" fo:margin-left="0.6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cm" fo:text-indent="-0.499cm" fo:margin-left="0.9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cm" fo:text-indent="-0.799cm" fo:margin-left="1.199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cm" fo:text-indent="-1.099cm" fo:margin-left="1.499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cm" fo:text-indent="-1.399cm" fo:margin-left="1.799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cm" fo:text-indent="-1.7cm" fo:margin-left="2.10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cm" fo:text-indent="-2cm" fo:margin-left="2.401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cm" fo:text-indent="-2.3cm" fo:margin-left="2.701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cm" fo:text-indent="-2.6cm" fo:margin-left="3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cm" fo:text-indent="-4.6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7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7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0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0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.101cm" fo:margin-right="0cm" fo:margin-top="0cm" fo:margin-bottom="0cm" style:contextual-spacing="false" fo:text-indent="0.101cm" style:auto-text-indent="false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style:font-name="Tahoma1" fo:font-size="2pt" fo:font-weight="normal" style:font-size-asian="2pt" style:font-weight-asian="normal" style:font-size-complex="2pt" style:font-weight-complex="normal"/>
    </style:style>
    <style:style style:name="MP2" style:family="paragraph" style:parent-style-name="Footer">
      <loext:graphic-properties draw:fill="solid" draw:fill-color="#e6e6e6" draw:opacity="100%"/>
      <style:paragraph-properties fo:background-color="#e6e6e6" fo:padding="0.101cm" fo:border="0.06pt solid #000000" style:shadow="none">
        <style:tab-stops>
          <style:tab-stop style:position="1.667cm"/>
          <style:tab-stop style:position="7.567cm" style:type="center"/>
          <style:tab-stop style:position="17cm" style:type="right"/>
        </style:tab-stops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/>
    </style:style>
    <style:style style:name="M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color="#ffffff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MT1" style:family="text">
      <style:text-properties fo:color="#4c4c4c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MT2" style:family="text">
      <style:text-properties fo:color="#b3b3b3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2" style:font-size-complex="10pt" style:font-style-complex="normal" style:font-weight-complex="normal" style:text-emphasize="none" style:text-scale="95%" style:font-relief="none"/>
    </style:style>
    <style:style style:name="MT3" style:family="text">
      <style:text-properties fo:color="#4c4c4c" loext:opacity="100%" style:font-name="Arial2" fo:font-size="9pt" style:font-size-asian="9pt" style:font-size-complex="9pt"/>
    </style:style>
    <style:style style:name="MT4" style:family="text">
      <style:text-properties fo:color="#4c4c4c" loext:opacity="100%" style:font-name="Arial2" fo:font-size="9pt" officeooo:rsid="0040810f" style:font-size-asian="9pt" style:font-size-complex="9pt"/>
    </style:style>
    <style:style style:name="MT5" style:family="text">
      <style:text-properties fo:color="#4c4c4c" loext:opacity="100%" style:font-name="Arial2" fo:font-size="9pt" officeooo:rsid="002017b7" style:font-size-asian="9pt" style:font-size-complex="9pt"/>
    </style:style>
    <style:style style:name="MT6" style:family="text">
      <style:text-properties style:font-name="Arial2" fo:font-size="9pt" style:font-size-asian="9pt" style:font-size-complex="9pt"/>
    </style:style>
    <style:style style:name="Mfr1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cm" svg:stroke-color="#4c4c4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.051cm" fo:margin-left="2cm" fo:margin-right="2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101cm" fo:border="none" fo:padding="0cm" style:shadow="none" style:dynamic-spacing="false" draw:fill="bitmap" draw:fill-image-name="Bitmape_20_1" style:repeat="stretch" draw:fill-image-ref-point="top-left">
          <style:background-image xlink:href="Pictures/10000001000004000000004675441F6C.png" xlink:type="simple" xlink:actuate="onLoad" style:repeat="stretch"/>
        </style:header-footer-properties>
      </style:header-style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ITG_5f_Titel">Vertiefung Algorithmen</text:p>
        <text:p text:style-name="MP1"/>
      </style:header>
      <style:footer>
        <text:p text:style-name="MP2"><draw:a xlink:type="simple" xlink:href="http://creativecommons.org/licenses/by-nc-sa/3.0/"><draw:frame draw:style-name="Mfr1" draw:name="Grafik35" text:anchor-type="paragraph" svg:x="0.042cm" svg:y="0.088cm" svg:width="1.503cm" svg:height="0.501cm" draw:z-index="1"><draw:image xlink:href="Pictures/10000001000000580000001F0BCB3E69.png" xlink:type="simple" xlink:show="embed" xlink:actuate="onLoad" draw:mime-type="image/png"/></draw:frame></draw:a><draw:rect text:anchor-type="paragraph" draw:z-index="0" draw:name="Form1" draw:style-name="Mgr1" draw:text-style-name="MP4" svg:width="2.052cm" svg:height="0.5cm" svg:x="14.728cm" svg:y="0.101cm"><text:p text:style-name="MP3"><text:span text:style-name="MT1">ZPG </text:span><text:span text:style-name="MT2">IMP</text:span></text:p></draw:rect><text:span text:style-name="MT3"><text:tab/>Eisenmann (</text:span><text:span text:style-name="MT4">Mai</text:span><text:span text:style-name="MT3"> 201</text:span><text:span text:style-name="MT5">8</text:span><text:span text:style-name="MT3">)</text:span><text:tab/><text:span text:style-name="MT6"><text:page-number text:select-page="current">1</text:page-number></text:span><text:span text:style-name="MT6">/</text:span><text:span text:style-name="MT6"><text:page-count>1</text:page-count></text:span><text:tab/></text:p>
      </style:footer>
    </style:master-page>
    <style:master-page style:name="HTML" style:page-layout-name="Mpm2" draw:style-name="Mdp2"/>
    <style:master-page style:name="Footnote" style:page-layout-name="Mpm3" draw:style-name="Mdp2">
      <style:footer>
        <text:p text:style-name="Footer"/>
      </style:footer>
    </style:master-page>
    <style:master-page style:name="Endnote" style:page-layout-name="Mpm4" draw:style-name="Mdp2"/>
    <style:master-page style:name="First_20_Page" style:display-name="First Page" style:page-layout-name="Mpm5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meta:initial-creator>Thomas Schaller</meta:initial-creator>
    <meta:creation-date>2009-03-20T15:00:41</meta:creation-date>
    <dc:date>2024-11-28T08:15:11.337000000</dc:date>
    <meta:editing-cycles>319</meta:editing-cycles>
    <meta:editing-duration>P5DT2H48M41S</meta:editing-duration>
    <meta:print-date>2018-04-19T17:32:35.819000000</meta:print-date>
    <meta:document-statistic meta:table-count="1" meta:image-count="1" meta:object-count="0" meta:page-count="1" meta:paragraph-count="11" meta:word-count="86" meta:character-count="607" meta:non-whitespace-character-count="530"/>
    <meta:user-defined meta:name="Info 1"/>
    <meta:user-defined meta:name="Info 2"/>
    <meta:user-defined meta:name="Info 3"/>
    <meta:user-defined meta:name="Info 4"/>
  </office:meta>
</office:document-meta>
</file>